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7659in"/>
    </style:style>
    <style:style style:name="TableColumn5" style:family="table-column">
      <style:table-column-properties style:column-width="1.6395in"/>
    </style:style>
    <style:style style:name="TableColumn6" style:family="table-column">
      <style:table-column-properties style:column-width="1.1305in"/>
    </style:style>
    <style:style style:name="TableColumn7" style:family="table-column">
      <style:table-column-properties style:column-width="1.7569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  <style:text-properties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fo:font-weight="bold" style:font-weight-asian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olumn99" style:family="table-column">
      <style:table-column-properties style:column-width="2.1645in"/>
    </style:style>
    <style:style style:name="TableColumn100" style:family="table-column">
      <style:table-column-properties style:column-width="1.0805in"/>
    </style:style>
    <style:style style:name="TableColumn101" style:family="table-column">
      <style:table-column-properties style:column-width="1.1812in"/>
    </style:style>
    <style:style style:name="TableColumn102" style:family="table-column">
      <style:table-column-properties style:column-width="1.8666in"/>
    </style:style>
    <style:style style:name="Table98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fo:font-weight="bold" style:font-weight-asian="bold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fo:font-weight="bold" style:font-weight-asian="bold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undenverwaltung<text:s/>- Vorlage</text:p>
      <text:p text:style-name="P2"/>
      <text:p text:style-name="Standard">1. Testnummer: Kunden - &lt;laufende Nummer&gt;</text:p>
      <text:p text:style-name="Standard">2. Datum:<text:s/></text:p>
      <text:p text:style-name="Standard">3. Zu testende Klassen: KundenVerwaltung, KundenDB, KundeTableModel, KundeBearbeitenDialog, KundenHinzufügenFrame</text:p>
      <text:p text:style-name="Standard"/>
      <text:p text:style-name="Standard">4.<text:s/>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Normales Laden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Leere Felder in der Datenbank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Falscher Pfad zur Datenbank angegeben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Keine Datensätze von Kunden vorhande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Normales Speichern von geänderten Daten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Sortierte Anzeige der Kunden<text:s/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Falsche Eingabe von Daten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Kunde bearbeite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Kundenbearbeitung abbrechen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>5. Nichtfunktionale Anforderungen:</text:p>
      <text:p text:style-name="Standard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Testfall</text:p>
          </table:table-cell>
          <table:table-cell table:style-name="TableCell106">
            <text:p text:style-name="P107">erfolgreich</text:p>
          </table:table-cell>
          <table:table-cell table:style-name="TableCell108">
            <text:p text:style-name="P109">nicht erfolgreich</text:p>
          </table:table-cell>
          <table:table-cell table:style-name="TableCell110">
            <text:p text:style-name="P111">Anmerkungen</text:p>
          </table:table-cell>
        </table:table-row>
        <table:table-row table:style-name="TableRow112">
          <table:table-cell table:style-name="TableCell113">
            <text:p text:style-name="P114">Funktionale Anforderung F-3: Kunden-und Mitarbeiterverwaltung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Zuverlässigkeitsanfordeung R-2:</text:p>
            <text:p text:style-name="P124">Plausibilität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Leistungsanforderung P-2:<text:s/></text:p>
            <text:p text:style-name="P134">Durchsatz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35:00Z</meta:creation-date>
    <dc:date>2016-07-08T12:35:00Z</dc:date>
    <meta:template xlink:href="Normal.dotm" xlink:type="simple"/>
    <meta:editing-cycles>2</meta:editing-cycles>
    <meta:editing-duration>PT0S</meta:editing-duration>
    <meta:document-statistic meta:page-count="1" meta:paragraph-count="1" meta:word-count="115" meta:character-count="842" meta:row-count="6" meta:non-whitespace-character-count="728"/>
  </office:meta>
</office:document-meta>
</file>